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.3999996185303pt" fo:language="en" fo:country="GB" style:text-underline-style="none" fo:font-weight="normal" style:font-size-asian="10.3999996185303pt" style:font-weight-asian="normal" style:font-size-complex="10.3999996185303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.3999996185303pt" style:text-underline-style="solid" style:text-underline-width="auto" style:text-underline-color="font-color" fo:font-weight="bold" style:font-size-asian="10.3999996185303pt" style:font-weight-asian="bold" style:font-size-complex="10.399999618530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0.3999996185303pt" style:text-underline-style="solid" style:text-underline-width="auto" style:text-underline-color="font-color" fo:font-weight="bold" style:font-size-asian="10.3999996185303pt" style:font-weight-asian="bold" style:font-size-complex="10.399999618530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36" text:date-value="2007-09-06T09:34:10.08">06/09/2007</text:date></text:p>
      <text:p text:style-name="P4"/>
      <text:p text:style-name="P5">Vaccination Reminder</text:p>
      <text:p text:style-name="P6"/>
      <text:p text:style-name="P7">Dear <text:user-field-get text:name="ownerName">[party:getPartyFullName(party:getPatientOwner(openvpms:get(.,'patient.entity')))]</text:user-field-get>,</text:p>
      <text:p text:style-name="P7"/>
      <text:p text:style-name="P7"><text:s text:c="2"/>It will soon be 12 months since <text:user-field-get text:name="patientName">patient.entity.name</text:user-field-get> was vaccinated and we would like to remind you of the importance of maintaining current immunisation status.</text:p>
      <text:p text:style-name="P7"/>
      <text:p text:style-name="P7"><text:s text:c="2"/>Vaccinations should be given every year for life. <text:s text:c="2"/>All vaccinations include a full examination and present an opportunity to discuss any health matters with the veterinarian.</text:p>
      <text:p text:style-name="P7"/>
      <text:p text:style-name="P7"><text:s text:c="2"/>Please disregard this letter if you have already attended to this matter or notify us if you believe our records are incorrect.</text:p>
      <text:p text:style-name="P7"/>
      <text:p text:style-name="P7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9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9-06T09:34:09</dc:date>
    <dc:language>en-US</dc:language>
    <meta:editing-cycles>51</meta:editing-cycles>
    <meta:editing-duration>PT9H37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77" meta:character-count="492"/>
  </office:meta>
</office:document-meta>
</file>